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7"/>
          <table:table-cell table:style-name="ce2" table:number-columns-repeated="1017"/>
        </table:table-row>
        <table:table-row table:style-name="ro1">
          <table:table-cell table:number-columns-repeated="7"/>
          <table:table-cell table:style-name="ce1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4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formula="of:=-2-63" office:value-type="float" office:value="-65" calcext:value-type="float">
            <text:p>-65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om (engine) effect to (control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4:55:42.678727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30T17:17:58.063837769</dc:date>
    <meta:editing-duration>PT23H9M14S</meta:editing-duration>
    <meta:editing-cycles>100</meta:editing-cycles>
    <meta:generator>LibreOffice/5.1.4.2$Linux_X86_64 LibreOffice_project/10m0$Build-2</meta:generator>
    <meta:document-statistic meta:table-count="1" meta:cell-count="2323" meta:object-count="0"/>
  </office:meta>
</office:document-meta>
</file>